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Lab 9 11/28</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Andrew Rogers</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3260510244761251586"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6986627165097791576"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2</meta:editing-cycles>
    <meta:creation-date>2017-03-16T17:31:00</meta:creation-date>
    <dc:date>2017-11-28T20:44:13.32</dc:date>
    <meta:editing-duration>PT1M19S</meta:editing-duration>
    <meta:generator>OpenOffice/4.1.2$Win32 OpenOffice.org_project/412m3$Build-9782</meta:generator>
    <meta:document-statistic meta:table-count="2" meta:image-count="0" meta:object-count="0" meta:page-count="2" meta:paragraph-count="46" meta:word-count="351" meta:character-count="205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